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429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3.4646in"/>
    </style:style>
    <style:style style:name="co5" style:family="table-column">
      <style:table-column-properties fo:break-before="auto" style:column-width="2.3283in"/>
    </style:style>
    <style:style style:name="co6" style:family="table-column">
      <style:table-column-properties fo:break-before="auto" style:column-width="2.711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2.5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scadia Mono" fo:font-size="9.5pt" fo:language="en" fo:country="US" style:font-name-asian="Cascadia Mono" style:font-size-asian="9.5pt" style:language-asian="en" style:country-asian="US" style:font-name-complex="Cascadia Mono" style:font-size-complex="5.40000009536743pt" style:language-complex="en" style:country-complex="US"/>
    </style:style>
    <style:style style:name="T1" style:family="text">
      <style:text-properties fo:color="#000000" style:font-name="Cascadia Mono" fo:font-size="9.5pt" style:font-name-asian="Cascadia Mono" style:font-size-asian="9.5pt" style:font-name-complex="Cascadia Mono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Verb</text:p>
          </table:table-cell>
          <table:table-cell office:value-type="string">
            <text:p>Endpoint</text:p>
          </table:table-cell>
          <table:table-cell office:value-type="string">
            <text:p>spName</text:p>
          </table:table-cell>
          <table:table-cell office:value-type="string">
            <text:p>Description</text:p>
          </table:table-cell>
          <table:table-cell office:value-type="string">
            <text:p>Purpose</text:p>
          </table:table-cell>
          <table:table-cell office:value-type="string">
            <text:p>Required Fields (other than app install Id)</text:p>
          </table:table-cell>
          <table:table-cell office:value-type="string">
            <text:p>Simple mode?</text:p>
          </table:table-cell>
          <table:table-cell office:value-type="string">
            <text:p>Unit test?</text:p>
          </table:table-cell>
          <table:table-cell office:value-type="string">
            <text:p>Remarks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</text:p>
          </table:table-cell>
          <table:table-cell/>
          <table:table-cell office:value-type="string">
            <text:p>Retrieves global meals by name or description</text:p>
          </table:table-cell>
          <table:table-cell office:value-type="string">
            <text:p>Search Global Meal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n search all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/{MealGuid}</text:p>
          </table:table-cell>
          <table:table-cell/>
          <table:table-cell office:value-type="string">
            <text:p>Retrieves a global meal by global meal guid</text:p>
          </table:table-cell>
          <table:table-cell office:value-type="string">
            <text:p>Return a Global Meal</text:p>
          </table:table-cell>
          <table:table-cell table:number-columns-repeated="2"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</text:p>
          </table:table-cell>
          <table:table-cell office:value-type="string">
            <text:p><text:span text:style-name="T1">GetPartiesAsync</text:span></text:p>
          </table:table-cell>
          <table:table-cell office:value-type="string">
            <text:p>Retrieves parties the user is invited to or hosting</text:p>
          </table:table-cell>
          <table:table-cell office:value-type="string">
            <text:p>Find parties associated with us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</text:p>
          </table:table-cell>
          <table:table-cell/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4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Settings</text:p>
          </table:table-cell>
          <table:table-cell table:style-name="ce1" office:value-type="string">
            <text:p><text:span text:style-name="T1">GetPartySettingsAsync</text:span></text:p>
          </table:table-cell>
          <table:table-cell office:value-type="string">
            <text:p>Retrieves party settings</text:p>
          </table:table-cell>
          <table:table-cell office:value-type="string">
            <text:p>Lookup settings for a specific party</text:p>
          </table:table-cell>
          <table:table-cell office:value-type="string">
            <text:p>PartyID</text:p>
          </table:table-cell>
          <table:table-cell office:value-type="string">
            <text:p>N/A</text:p>
          </table:table-cell>
          <table:table-cell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Settings</text:p>
          </table:table-cell>
          <table:table-cell/>
          <table:table-cell office:value-type="string">
            <text:p>Updates an existing party setting</text:p>
          </table:table-cell>
          <table:table-cell office:value-type="string">
            <text:p>Update a certain party setting</text:p>
          </table:table-cell>
          <table:table-cell table:number-columns-repeated="3"/>
          <table:table-cell office:value-type="string">
            <text:p>Host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Invites</text:p>
          </table:table-cell>
          <table:table-cell/>
          <table:table-cell office:value-type="string">
            <text:p>Retrieves party invit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Retrieves a party by PartyID</text:p>
          </table:table-cell>
          <table:table-cell office:value-type="string">
            <text:p>Get a specific party's information</text:p>
          </table:table-cell>
          <table:table-cell table:number-columns-repeated="3"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Updates an existing party. Only the host can do this.</text:p>
          </table:table-cell>
          <table:table-cell office:value-type="string">
            <text:p>Update an existing party</text:p>
          </table:table-cell>
          <table:table-cell table:number-columns-repeated="3"/>
          <table:table-cell office:value-type="string">
            <text:p>Host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Deletes an existing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Invites/{userGuid}</text:p>
          </table:table-cell>
          <table:table-cell/>
          <table:table-cell office:value-type="string">
            <text:p>Updates an existing party invite --Untested</text:p>
          </table:table-cell>
          <table:table-cell office:value-type="string">
            <text:p>Accept or unaccept an invite</text:p>
          </table:table-cell>
          <table:table-cell table:number-columns-repeated="3"/>
          <table:table-cell office:value-type="string">
            <text:p>Invitee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Invites/{userGuid}</text:p>
          </table:table-cell>
          <table:table-cell/>
          <table:table-cell office:value-type="string">
            <text:p>Deletes an existing Party Invit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Choices/{userGuid}/{mealID}</text:p>
          </table:table-cell>
          <table:table-cell/>
          <table:table-cell office:value-type="string">
            <text:p>Updates an existing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Choices/{userGuid}</text:p>
          </table:table-cell>
          <table:table-cell/>
          <table:table-cell office:value-type="string">
            <text:p>Creates a new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Choices</text:p>
          </table:table-cell>
          <table:table-cell/>
          <table:table-cell office:value-type="string">
            <text:p>Retrieves party choic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Invites</text:p>
          </table:table-cell>
          <table:table-cell/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Meals</text:p>
          </table:table-cell>
          <table:table-cell/>
          <table:table-cell office:value-type="string">
            <text:p>Retrieves party meal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Meals</text:p>
          </table:table-cell>
          <table:table-cell/>
          <table:table-cell office:value-type="string">
            <text:p>Creates a new party meal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Meals/{MealID}</text:p>
          </table:table-cell>
          <table:table-cell/>
          <table:table-cell office:value-type="string">
            <text:p>Deletes an existing Party Meal --Untested</text:p>
          </table:table-cell>
          <table:table-cell table:number-columns-repeated="5"/>
        </table:table-row>
        <table:table-row table:style-name="ro2">
          <table:table-cell office:value-type="string">
            <text:p>Root</text:p>
          </table:table-cell>
          <table:table-cell office:value-type="string">
            <text:p>GET</text:p>
          </table:table-cell>
          <table:table-cell office:value-type="string">
            <text:p>/api/v1/Root</text:p>
          </table:table-cell>
          <table:table-cell/>
          <table:table-cell office:value-type="string">
            <text:p>Retrieves root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</text:p>
          </table:table-cell>
          <table:table-cell/>
          <table:table-cell office:value-type="string">
            <text:p>Retrieves user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</text:p>
          </table:table-cell>
          <table:table-cell/>
          <table:table-cell office:value-type="string">
            <text:p>Creates a new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Friends</text:p>
          </table:table-cell>
          <table:table-cell/>
          <table:table-cell office:value-type="string">
            <text:p>Retrieves user friend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{userGuid}/Friends</text:p>
          </table:table-cell>
          <table:table-cell/>
          <table:table-cell office:value-type="string">
            <text:p>Creates a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Parties</text:p>
          </table:table-cell>
          <table:table-cell/>
          <table:table-cell office:value-type="string">
            <text:p>Retrieves user Partie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Meals</text:p>
          </table:table-cell>
          <table:table-cell/>
          <table:table-cell office:value-type="string">
            <text:p>Retrieves user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Retrieves a user by GU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Dele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Upda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/Friends/{friendGuid}</text:p>
          </table:table-cell>
          <table:table-cell/>
          <table:table-cell office:value-type="string">
            <text:p>Upda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/Friends/{friendGuid}</text:p>
          </table:table-cell>
          <table:table-cell/>
          <table:table-cell office:value-type="string">
            <text:p>Dele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</text:p>
          </table:table-cell>
          <table:table-cell/>
          <table:table-cell office:value-type="string">
            <text:p>Retrieves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Users/{UserGuid}/Meals</text:p>
          </table:table-cell>
          <table:table-cell/>
          <table:table-cell office:value-type="string">
            <text:p>Creates a new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Retrieves a meal by Meal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Deletes an existing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Updates an existing meal --Unteste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4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9:33:43.67</meta:creation-date>
    <meta:generator>OpenOffice/4.1.14$Win32 OpenOffice.org_project/4114m1$Build-9811</meta:generator>
    <dc:date>2024-01-15T14:35:03.35</dc:date>
    <meta:editing-duration>P2DT11H41M23S</meta:editing-duration>
    <meta:editing-cycles>35</meta:editing-cycles>
    <meta:document-statistic meta:table-count="3" meta:cell-count="177" meta:object-count="0"/>
  </office:meta>
</office:document-meta>
</file>